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1cm" style:auto-text-indent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6" style:family="paragraph" style:parent-style-name="Text_20_body" style:master-page-name="">
      <loext:graphic-properties draw:fill="none"/>
      <style:paragraph-properties fo:margin-left="1.799cm" fo:margin-right="0cm" fo:margin-top="0cm" fo:margin-bottom="0.212cm" loext:contextual-spacing="false" fo:text-indent="-0.7cm" style:auto-text-indent="false" style:page-number="auto" fo:background-color="transparent"/>
    </style:style>
    <style:style style:name="P7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0.7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0.7cm" style:auto-text-indent="false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0.7cm" style:auto-text-indent="false" style:page-number="auto" fo:background-color="transparent"/>
    </style:style>
    <style:style style:name="P10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indent="-0.6cm" style:auto-text-indent="false" style:page-number="auto" fo:background-color="transparent"/>
    </style:style>
    <style:style style:name="P11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indent="-0.6cm" style:auto-text-indent="false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indent="-0.6cm" style:auto-text-indent="false" style:page-number="auto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2.2cm" fo:margin-right="0cm" fo:margin-top="0cm" fo:margin-bottom="0.212cm" loext:contextual-spacing="false" fo:text-indent="-0.9cm" style:auto-text-indent="false" style:page-number="auto" fo:background-color="transparent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ndings Principles for Digital Longevity</text:h>
      <text:p text:style-name="Text_20_body"/>
      <text:p text:style-name="Text_20_body">We divide digital projects into five primary components: data, products, processing, documentation, and release management.</text:p>
      <text:p text:style-name="Text_20_body"/>
      <text:p text:style-name="P2">1. DATA</text:p>
      <text:p text:style-name="P5">Data is the expression of the source information, knowledge, and expertise of our researchers. The following principles apply to data:</text:p>
      <text:p text:style-name="P3"/>
      <text:p text:style-name="P6"><text:span text:style-name="T1">1.1</text:span> Data is stored only in formats which conform to open standards and which are amenable to processing (TEI XML, GML, ODF, TXT).</text:p>
      <text:p text:style-name="P4"><text:span text:style-name="T1">1.2</text:span> Data is subject to version control (Subversion, Git).</text:p>
      <text:p text:style-name="P4"><text:span text:style-name="T1">1.3</text:span> Data is continually subject to validation and diagnostic analysis.</text:p>
      <text:p text:style-name="Text_20_body"/>
      <text:p text:style-name="Text_20_body"><text:span text:style-name="T2">2. PRODUCTS</text:span> </text:p>
      <text:p text:style-name="P3">Products are the project output intended for end-users, typically in the form of websites or print documents. The following principles apply to products intended for the web:</text:p>
      <text:p text:style-name="P7"><text:span text:style-name="T1">2.1</text:span> No dependence on server-side software: build a static website with no databases, no PHP, no Python.</text:p>
      <text:p text:style-name="P8"><text:span text:style-name="T1">2.2</text:span> No boutique or fashionable technologies: use only standards with support across all platforms, whose long-term viability is assured. Our choices are HTML5, JavaScript and CSS.</text:p>
      <text:p text:style-name="P8"><text:span text:style-name="T1">2.3</text:span> No dependence on external libraries: no JQuery, no AngularJS, no Bootstrap.</text:p>
      <text:p text:style-name="P8"><text:span text:style-name="T1">2.4</text:span> No query strings: every entity in the site has a unique page with a simple URL.</text:p>
      <text:p text:style-name="P8"><text:span text:style-name="T1">2.5</text:span> Graceful failure: every page should still basically work even in the absence of JavaScript or CSS support.</text:p>
      <text:p text:style-name="P8"><text:span text:style-name="T1">2.6</text:span> Massive redundancy: every page contains all the components it needs, so that it will function without the rest of the site if necessary, even though this means duplicating information across the site.</text:p>
      <text:p text:style-name="P8"><text:span text:style-name="T1">2.7</text:span> Relentless validation: every site build involves validation of all input data (XML) and all output code (HTML5, JavaScript, CSS). </text:p>
      <text:p text:style-name="P8"><text:span text:style-name="T1">2.8</text:span> Inclusion of data: every site should include a documented copy of the source data, so that users of the site can repurpose the work easily.</text:p>
      <text:p text:style-name="P3">These principles are tempered by the following concessions:</text:p>
      <text:p text:style-name="P10"><text:span text:style-name="T1">2.9</text:span> Once a fully-working static site is achieved, it may be enhanced by the use of other services such as a server-side indexing tool (Solr, eXist) to support searching and similar functionality.</text:p>
      <text:p text:style-name="P13"><text:soft-page-break/><text:span text:style-name="T1">2.10</text:span> The use of an external library may be necessary to support a specific function which is too complex to be coded locally (such as mapping or cryptography). Any such libraries must be open-source and widely-used, and must not themselves have dependencies.</text:p>
      <text:p text:style-name="Text_20_body"/>
      <text:p text:style-name="P2">3. PROCESSING</text:p>
      <text:p text:style-name="P3">Processing code is written and maintained by the project technical staff, and is also subject to version control. Processing code provides all the following functions:</text:p>
      <text:p text:style-name="P3"><text:span text:style-name="T1">3.1</text:span> Validation of data.</text:p>
      <text:p text:style-name="P3"><text:span text:style-name="T1">3.2</text:span> Diagnostics (analysis of data to identify issues, and to track and evaluate progress).</text:p>
      <text:p text:style-name="P3"><text:span text:style-name="T1">3.3</text:span> Generation of products.</text:p>
      <text:p text:style-name="P3"><text:span text:style-name="T1">3.4</text:span> Validation of products.</text:p>
      <text:p text:style-name="P3">For larger projects, these processes should all be triggered automatically by any change to version-controlled resources, typically running on a continuous integration server. Processing code should be open-source where possible, and have minimal dependencies, but it is not expected to have significant longevity; data and products are designed to survive, but processing code is contingent.</text:p>
      <text:p text:style-name="Text_20_body"/>
      <text:p text:style-name="P2">4. DOCUMENTATION</text:p>
      <text:p text:style-name="P7"><text:span text:style-name="T1">4.1</text:span> Data models, including field names, descriptions, and controlled values, should be clearly documented in a static document that is maintained with the data, and should also form part of the products. </text:p>
      <text:p text:style-name="P8"><text:span text:style-name="T1">4.2</text:span> All rights and intellectual property issues should be clearly documented. Where possible the Data and Products should be released under open licenses (Creative Commons, GNU, BSD, MPL).</text:p>
      <text:p text:style-name="Text_20_body"/>
      <text:p text:style-name="P2">5. RELEASE MANAGEMENT</text:p>
      <text:p text:style-name="P3">Release management handles the public release of products. Without good release management, a project can never end gracefully; it can only falter and die. These principles apply to release management:</text:p>
      <text:p text:style-name="P10"><text:span text:style-name="T1">5.1</text:span> Releases should be periodical and carefully planned. The "rolling release" model should be avoided.</text:p>
      <text:p text:style-name="P11"><text:span text:style-name="T1">5.2</text:span> A release should only be made when the entire product set is coherent, consistent and complete (passing all validation and diagnostic tests).</text:p>
      <text:p text:style-name="P11"><text:span text:style-name="T1">5.3</text:span> Like editions of print works, each release of a web resource should be clearly identified on every page by its build date and some kind of version number.</text:p>
      <text:p text:style-name="P11"><text:span text:style-name="T1">5.4</text:span> Web resources should include detailed instructions for citation, so that end-users can unambiguously cite a specific page from a specific ed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peaker" style:family="paragraph" style:parent-style-name="Standard">
      <style:paragraph-properties fo:margin-top="0.101cm" fo:margin-bottom="0cm" loext:contextual-spacing="false"/>
      <style:text-properties fo:font-variant="small-caps" fo:font-weight="bold"/>
    </style:style>
    <style:style style:name="l" style:family="paragraph" style:parent-style-name="Speaker">
      <style:paragraph-properties fo:margin-left="0.199cm" fo:margin-right="0cm" fo:margin-top="0cm" fo:margin-bottom="0cm" loext:contextual-spacing="false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cm" fo:margin-right="0cm" fo:margin-top="0.101cm" fo:margin-bottom="0cm" loext:contextual-spacing="false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0.212cm" fo:margin-right="0.212cm" fo:margin-top="0cm" fo:margin-bottom="0cm" loext:contextual-spacing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0.353cm" fo:margin-right="0cm" fo:margin-top="0cm" fo:margin-bottom="0cm" loext:contextual-spacing="false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-left="0.199cm" fo:margin-right="0.199cm" fo:margin-top="0.199cm" fo:margin-bottom="0.199cm" loext:contextual-spacing="false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 style:text-line-through-type="single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Endings Principles for Digital Longevity</dc:title>
    <dc:description/>
    <dc:subject/>
    <meta:creation-date>2019-06-05T14:57:06Z</meta:creation-date>
    <dc:date>2019-06-05T15:09:41.522519361</dc:date>
    <dc:language>en</dc:language>
    <meta:editing-cycles>7</meta:editing-cycles>
    <meta:editing-duration>PT12M31S</meta:editing-duration>
    <meta:document-statistic meta:table-count="0" meta:image-count="0" meta:object-count="0" meta:page-count="2" meta:paragraph-count="37" meta:word-count="657" meta:character-count="4219" meta:non-whitespace-character-count="3596"/>
    <meta:user-defined meta:name="Info 1"/>
    <meta:user-defined meta:name="Info 2"/>
    <meta:user-defined meta:name="Info 3"/>
    <meta:user-defined meta:name="Info 4"/>
  </office:meta>
</office:document-meta>
</file>